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utton (LVGL)</text:h>
                    <text:list>
                        <text:list-item>
                            <text:h text:style-name="Heading_20_2" text:outline-level="2">Description</text:h>
                        </text:list-item>
                    </text:list>
                </text:list-item>
            </text:list>

            <text:p text:style-name="Standard">This Widget is used when an action needs to be performed via the GUI, clicking on it generates a <text:span text:style-name="backtick">CLICKED</text:span> event.</text:p><text:p text:style-name="Standard">More info (<text:a xlink:type="simple" xlink:href="https://docs.lvgl.io/8.3/widgets/core/btn.html" text:style-name="Internet_20_link" text:visited-style-name="Visited_20_Internet_20_Link">link</text:a>)</text:p>

            
                <text:list xml:id="list_Button (LVGL)2" text:continue-numbering="true" text:continue-list="list_Butto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utton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LVGL)5" text:continue-numbering="true" text:continue-list="list_Button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utton (LVGL)6" text:continue-numbering="true" text:continue-list="list_Button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Button (LVGL)7" text:continue-numbering="true" text:continue-list="list_Button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 (LVGL)8" text:continue-numbering="true" text:continue-list="list_Button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utton (LVGL)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utton (LVGL)10" text:continue-numbering="true" text:continue-list="list_Button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 (LVGL)11" text:continue-numbering="true" text:continue-list="list_Button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utton (LVGL)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utton (LVGL)13" text:continue-numbering="true" text:continue-list="list_Button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 (LVGL)14" text:continue-numbering="true" text:continue-list="list_Button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utton (LVGL)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utton (LVGL)16" text:continue-numbering="true" text:continue-list="list_Button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 (LVGL)17" text:continue-numbering="true" text:continue-list="list_Button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utton (LVGL)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 (LVGL)19" text:continue-numbering="true" text:continue-list="list_Button (LVGL)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LVGL)20" text:continue-numbering="true" text:continue-list="list_Button (LVGL)1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utton (LVGL)21" text:continue-numbering="true" text:continue-list="list_Button (LVGL)2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utton (LVGL)22" text:continue-numbering="true" text:continue-list="list_Button (LVGL)2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utton (LVGL)23" text:continue-numbering="true" text:continue-list="list_Button (LVGL)2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utton (LVGL)24" text:continue-numbering="true" text:continue-list="list_Button (LVGL)2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utton (LVGL)25" text:continue-numbering="true" text:continue-list="list_Button (LVGL)2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utton (LVGL)26" text:continue-numbering="true" text:continue-list="list_Button (LVGL)2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utton (LVGL)27" text:continue-numbering="true" text:continue-list="list_Button (LVGL)2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utton (LVGL)28" text:continue-numbering="true" text:continue-list="list_Button (LVGL)2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utton (LVGL)29" text:continue-numbering="true" text:continue-list="list_Button (LVGL)2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utton (LVGL)30" text:continue-numbering="true" text:continue-list="list_Button (LVGL)2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utton (LVGL)31" text:continue-numbering="true" text:continue-list="list_Button (LVGL)3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utton (LVGL)32" text:continue-numbering="true" text:continue-list="list_Button (LVGL)3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utton (LVGL)33" text:continue-numbering="true" text:continue-list="list_Button (LVGL)32"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Button (LVGL)34" text:continue-numbering="true" text:continue-list="list_Button (LVGL)3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utton (LVGL)35" text:continue-numbering="true" text:continue-list="list_Button (LVGL)3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utton (LVGL)36" text:continue-numbering="true" text:continue-list="list_Button (LVGL)3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utton (LVGL)37" text:continue-numbering="true" text:continue-list="list_Button (LVGL)3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utton (LVGL)38" text:continue-numbering="true" text:continue-list="list_Button (LVGL)3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utton (LVGL)39" text:continue-numbering="true" text:continue-list="list_Button (LVGL)3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utton (LVGL)40" text:continue-numbering="true" text:continue-list="list_Button (LVGL)3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utton (LVGL)41" text:continue-numbering="true" text:continue-list="list_Button (LVGL)4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utton (LVGL)42" text:continue-numbering="true" text:continue-list="list_Button (LVGL)4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utton (LVGL)43" text:continue-numbering="true" text:continue-list="list_Button (LVGL)4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Button (LVGL)44" text:continue-numbering="true" text:continue-list="list_Button (LVGL)43"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Button (LVGL)45"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Button (LVGL)46" text:continue-numbering="true" text:continue-list="list_Button (LVGL)44"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Button (LVGL)47"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utton (LVGL)48" text:continue-numbering="true" text:continue-list="list_Button (LVGL)4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utton (LVGL)49" text:continue-numbering="true" text:continue-list="list_Button (LVGL)4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utton (LVGL)50" text:continue-numbering="true" text:continue-list="list_Button (LVGL)4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utton (LVGL)51" text:continue-numbering="true" text:continue-list="list_Button (LVGL)5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utton (LVGL)52" text:continue-numbering="true" text:continue-list="list_Button (LVGL)5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utton (LVGL)53" text:continue-numbering="true" text:continue-list="list_Button (LVGL)5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LVGL)54" text:continue-numbering="true" text:continue-list="list_Button (LVGL)5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 (LVGL)5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LVGL)56" text:continue-numbering="true" text:continue-list="list_Button (LVGL)5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 (LVGL)57" text:continue-numbering="true" text:continue-list="list_Button (LVGL)5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 (LVGL)58" text:continue-numbering="true" text:continue-list="list_Button (LVGL)5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 (LVGL)3" text:continue-numbering="true" text:continue-list="list_Button (LVGL)2" text:style-name="Outline">
                        <text:list-item>
                            <text:list>
                                <text:list-item>
                                    <text:h text:style-name="Heading_20_2" text:outline-level="2">Examples</text:h>
                                </text:list-item>
                            </text:list>
                        </text:list-item>
                    </text:list>
                    <text:p text:style-name="Standard"/>
                    
                    <text:list xml:id="list_Button (LVGL)59"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